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Digit 6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SKPCA acc</text:p>
          </table:table-cell>
          <table:table-cell office:value-type="string" calcext:value-type="string">
            <text:p>Naive ACC</text:p>
          </table:table-cell>
          <table:table-cell office:value-type="string" calcext:value-type="string">
            <text:p>Comps</text:p>
          </table:table-cell>
          <table:table-cell/>
          <table:table-cell office:value-type="string" calcext:value-type="string">
            <text:p>Jap acc</text:p>
          </table:table-cell>
          <table:table-cell office:value-type="string" calcext:value-type="string">
            <text:p>Jap com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9122" calcext:value-type="float">
            <text:p>0.9122</text:p>
          </table:table-cell>
          <table:table-cell office:value-type="float" office:value="86" calcext:value-type="float">
            <text:p>86</text:p>
          </table:table-cell>
          <table:table-cell office:value-type="float" office:value="0.913" calcext:value-type="float">
            <text:p>0.913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9122" calcext:value-type="float">
            <text:p>0.9122</text:p>
          </table:table-cell>
          <table:table-cell office:value-type="float" office:value="77" calcext:value-type="float">
            <text:p>77</text:p>
          </table:table-cell>
          <table:table-cell office:value-type="float" office:value="0.913" calcext:value-type="float">
            <text:p>0.91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31" calcext:value-type="float">
            <text:p>0.931</text:p>
          </table:table-cell>
          <table:table-cell office:value-type="float" office:value="0.818" calcext:value-type="float">
            <text:p>0.8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133" calcext:value-type="float">
            <text:p>0.9133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33" calcext:value-type="float">
            <text:p>0.933</text:p>
          </table:table-cell>
          <table:table-cell office:value-type="float" office:value="0.816" calcext:value-type="float">
            <text:p>0.8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1" calcext:value-type="float">
            <text:p>0.91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0.933" calcext:value-type="float">
            <text:p>0.933</text:p>
          </table:table-cell>
          <table:table-cell office:value-type="float" office:value="0.818" calcext:value-type="float">
            <text:p>0.8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07" calcext:value-type="float">
            <text:p>0.90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932" calcext:value-type="float">
            <text:p>0.932</text:p>
          </table:table-cell>
          <table:table-cell office:value-type="float" office:value="0.818" calcext:value-type="float">
            <text:p>0.8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931" calcext:value-type="float">
            <text:p>0.931</text:p>
          </table:table-cell>
          <table:table-cell office:value-type="float" office:value="0.818" calcext:value-type="float">
            <text:p>0.8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82" calcext:value-type="float">
            <text:p>0.8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Digit 0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SKPCA acc</text:p>
          </table:table-cell>
          <table:table-cell office:value-type="string" calcext:value-type="string">
            <text:p>Naive ACC</text:p>
          </table:table-cell>
          <table:table-cell office:value-type="string" calcext:value-type="string">
            <text:p>Comps</text:p>
          </table:table-cell>
          <table:table-cell/>
          <table:table-cell office:value-type="string" calcext:value-type="string">
            <text:p>Jap acc</text:p>
          </table:table-cell>
          <table:table-cell office:value-type="string" calcext:value-type="string">
            <text:p>Jap com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9277" calcext:value-type="float">
            <text:p>0.927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9422" calcext:value-type="float">
            <text:p>0.9422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188" calcext:value-type="float">
            <text:p>0.918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95" calcext:value-type="float">
            <text:p>0.95</text:p>
          </table:table-cell>
          <table:table-cell office:value-type="float" office:value="0.9211" calcext:value-type="float">
            <text:p>0.92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188" calcext:value-type="float">
            <text:p>0.918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9213" calcext:value-type="float">
            <text:p>0.92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122" calcext:value-type="float">
            <text:p>0.9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31" calcext:value-type="float">
            <text:p>0.93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ashion 1 </text:p>
          </table:table-cell>
          <table:table-cell table:number-columns-repeated="5"/>
          <table:table-cell office:value-type="string" calcext:value-type="string">
            <text:p>Jap acc</text:p>
          </table:table-cell>
          <table:table-cell office:value-type="string" calcext:value-type="string">
            <text:p>Jap comp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938" calcext:value-type="float">
            <text:p>0.938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office:value-type="float" office:value="0.902" calcext:value-type="float">
            <text:p>0.90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0.911" calcext:value-type="float">
            <text:p>0.9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office:value-type="float" office:value="0.902" calcext:value-type="float">
            <text:p>0.902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0.916" calcext:value-type="float">
            <text:p>0.9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0.9377" calcext:value-type="float">
            <text:p>0.9377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office:value-type="float" office:value="0.927" calcext:value-type="float">
            <text:p>0.92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0.905" calcext:value-type="float">
            <text:p>0.90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float" office:value="0.966" calcext:value-type="float">
            <text:p>0.966</text:p>
          </table:table-cell>
          <table:table-cell/>
        </table:table-row>
        <table:table-row table:style-name="ro1">
          <table:table-cell office:value-type="string" calcext:value-type="string">
            <text:p>Sat Image</text:p>
          </table:table-cell>
          <table:table-cell table:number-columns-repeated="5"/>
          <table:table-cell office:value-type="string" calcext:value-type="string">
            <text:p>Jap acc</text:p>
          </table:table-cell>
          <table:table-cell office:value-type="string" calcext:value-type="string">
            <text:p>Jap comp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53" calcext:value-type="float">
            <text:p>0.95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9599" calcext:value-type="float">
            <text:p>0.959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949" calcext:value-type="float">
            <text:p>0.949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0.9589" calcext:value-type="float">
            <text:p>0.95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6"/>
          <table:table-cell office:value-type="float" office:value="0.949" calcext:value-type="float">
            <text:p>0.949</text:p>
          </table:table-cell>
          <table:table-cell office:value-type="float" office:value="39.8" calcext:value-type="float">
            <text:p>39.8</text:p>
          </table:table-cell>
          <table:table-cell/>
          <table:table-cell office:value-type="float" office:value="0.9599" calcext:value-type="float">
            <text:p>0.95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0.947" calcext:value-type="float">
            <text:p>0.94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9619" calcext:value-type="float">
            <text:p>0.96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0.9387" calcext:value-type="float">
            <text:p>0.9387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94" calcext:value-type="float">
            <text:p>0.9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SKPCA acc</text:p>
          </table:table-cell>
          <table:table-cell office:value-type="string" calcext:value-type="string">
            <text:p>Naive ACC</text:p>
          </table:table-cell>
          <table:table-cell office:value-type="string" calcext:value-type="string">
            <text:p>Comps</text:p>
          </table:table-cell>
          <table:table-cell/>
          <table:table-cell office:value-type="string" calcext:value-type="string">
            <text:p>Jap acc</text:p>
          </table:table-cell>
          <table:table-cell office:value-type="string" calcext:value-type="string">
            <text:p>Jap comp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995" calcext:value-type="float">
            <text:p>0.995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" calcext:value-type="float">
            <text:p>0.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82" calcext:value-type="float">
            <text:p>0.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0.89" calcext:value-type="float">
            <text:p>0.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" calcext:value-type="float">
            <text:p>0.8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2:56:03.89033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3:13:40.698626303</meta:creation-date>
    <dc:date>2018-01-14T21:16:14.490150862</dc:date>
    <meta:editing-duration>PT29M52S</meta:editing-duration>
    <meta:editing-cycles>4</meta:editing-cycles>
    <meta:generator>LibreOffice/5.1.6.2$Linux_X86_64 LibreOffice_project/10m0$Build-2</meta:generator>
    <meta:document-statistic meta:table-count="1" meta:cell-count="220" meta:object-count="0"/>
  </office:meta>
</office:document-meta>
</file>